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shrink-to-fit="tru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style:shrink-to-fit="true"/>
    </style:style>
    <style:style style:name="ce9" style:family="table-cell" style:parent-style-name="Default" style:data-style-name="N2">
      <style:table-cell-properties fo:wrap-option="wrap" style:shrink-to-fit="true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2">
      <style:text-properties fo:font-size="12pt" style:font-size-asian="12pt" style:font-size-complex="12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 style:data-style-name="N105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fo:wrap-option="wrap" style:shrink-to-fit="true"/>
    </style:style>
    <style:style style:name="ce15" style:family="table-cell" style:parent-style-name="Default" style:data-style-name="N2"/>
    <style:style style:name="ce16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15.336cm" svg:height="9.615cm" svg:x="16.657cm" svg:y="5.951cm">
            <draw:object draw:notify-on-update-of-ranges="Foglio1.K3:Foglio1.K11 Foglio1.K2:Foglio1.K11 Foglio1.E2:Foglio1.E11 Foglio1.K2:Foglio1.K11 Foglio1.M2:Foglio1.M11 Foglio1.L2:Foglio1.L11 Foglio1.F2:Foglio1.F11 Foglio1.L2:Foglio1.L11 Foglio1.N2:Foglio1.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8"/>
        <table:table-column table:style-name="co1" table:number-columns-repeated="6" table:default-cell-style-name="ce14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ce7" office:value-type="string" calcext:value-type="string">
            <text:p>Tabu Search</text:p>
          </table:table-cell>
          <table:table-cell table:style-name="ce7" office:value-type="string" calcext:value-type="string">
            <text:p>Simulated Annealing</text:p>
          </table:table-cell>
          <table:table-cell table:style-name="ce7" office:value-type="string" calcext:value-type="string">
            <text:p>Lower</text:p>
          </table:table-cell>
          <table:table-cell table:style-name="ce7" office:value-type="string" calcext:value-type="string">
            <text:p>Gap % TS</text:p>
          </table:table-cell>
          <table:table-cell table:style-name="ce7" office:value-type="string" calcext:value-type="string">
            <text:p>GAP % SA</text:p>
          </table:table-cell>
          <table:table-cell table:style-name="ce7" table:number-columns-repeated="2"/>
          <table:table-cell table:style-name="ce7" office:value-type="string" calcext:value-type="string">
            <text:p>CDF TS</text:p>
          </table:table-cell>
          <table:table-cell table:style-name="ce16" office:value-type="string" calcext:value-type="string">
            <text:p>CDF SA</text:p>
          </table:table-cell>
          <table:table-cell table:style-name="ce17" office:value-type="string" calcext:value-type="string">
            <text:p>Z Score TS</text:p>
          </table:table-cell>
          <table:table-cell table:style-name="ce17" office:value-type="string" calcext:value-type="string">
            <text:p>Z Score SA</text:p>
          </table:table-cell>
          <table:table-cell table:style-name="ce17" office:value-type="string" calcext:value-type="string">
            <text:p>Valori Attesi TS</text:p>
          </table:table-cell>
          <table:table-cell table:style-name="ce17" office:value-type="string" calcext:value-type="string">
            <text:p>Valori Attesi SA</text:p>
          </table:table-cell>
          <table:table-cell table:style-name="ce17" table:number-columns-repeated="2"/>
        </table:table-row>
        <table:table-row table:style-name="ro2">
          <table:table-cell office:value-type="string" calcext:value-type="string">
            <text:p>Gap5.15</text:p>
          </table:table-cell>
          <table:table-cell office:value-type="float" office:value="253" calcext:value-type="float">
            <text:p>253</text:p>
          </table:table-cell>
          <table:table-cell office:value-type="float" office:value="274" calcext:value-type="float">
            <text:p>274</text:p>
          </table:table-cell>
          <table:table-cell office:value-type="float" office:value="254" calcext:value-type="float">
            <text:p>254</text:p>
          </table:table-cell>
          <table:table-cell table:formula="of:=(([.B2]-[.D2])/[.D2])*100" office:value-type="float" office:value="-0.393700787401575" calcext:value-type="float">
            <text:p>-0,39</text:p>
          </table:table-cell>
          <table:table-cell table:formula="of:=(([.C2]-[.D2])/[.D2])*100" office:value-type="float" office:value="7.8740157480315" calcext:value-type="float">
            <text:p>7,87</text:p>
          </table:table-cell>
          <table:table-cell table:number-columns-repeated="2"/>
          <table:table-cell table:formula="of:=COM.MICROSOFT.NORM.DIST([.E2];[.$E$13];[.$E$15];TRUE())" office:value-type="float" office:value="0.337027764782624" calcext:value-type="float">
            <text:p>0,34</text:p>
          </table:table-cell>
          <table:table-cell table:formula="of:=COM.MICROSOFT.NORM.DIST([.F2];[.$F$13];[.$F$15];TRUE())" office:value-type="float" office:value="0.316377826955066" calcext:value-type="float">
            <text:p>0,32</text:p>
          </table:table-cell>
          <table:table-cell table:style-name="ce15" table:formula="of:=COM.MICROSOFT.NORM.S.INV([.I2])" office:value-type="float" office:value="-0.420588586420774" calcext:value-type="float">
            <text:p>-0,42</text:p>
          </table:table-cell>
          <table:table-cell table:style-name="ce15" table:formula="of:=COM.MICROSOFT.NORM.S.INV([.J2])" office:value-type="float" office:value="-0.47785185016604" calcext:value-type="float">
            <text:p>-0,48</text:p>
          </table:table-cell>
          <table:table-cell table:style-name="ce15" table:formula="of:=COM.MICROSOFT.NORM.INV([.I2];[.$E$13];[.$E$15])" office:value-type="float" office:value="-0.393700787401573" calcext:value-type="float">
            <text:p>-0,39</text:p>
          </table:table-cell>
          <table:table-cell table:style-name="ce15" table:formula="of:=COM.MICROSOFT.NORM.INV([.J2];[.$F$13];[.$F$15])" office:value-type="float" office:value="7.8740157480315" calcext:value-type="float">
            <text:p>7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p5.20</text:p>
          </table:table-cell>
          <table:table-cell office:value-type="float" office:value="277" calcext:value-type="float">
            <text:p>277</text:p>
          </table:table-cell>
          <table:table-cell office:value-type="float" office:value="344" calcext:value-type="float">
            <text:p>344</text:p>
          </table:table-cell>
          <table:table-cell office:value-type="float" office:value="269" calcext:value-type="float">
            <text:p>269</text:p>
          </table:table-cell>
          <table:table-cell table:formula="of:=(([.B3]-[.D3])/[.D3])*100" office:value-type="float" office:value="2.97397769516729" calcext:value-type="float">
            <text:p>2,97</text:p>
          </table:table-cell>
          <table:table-cell table:formula="of:=(([.C3]-[.D3])/[.D3])*100" office:value-type="float" office:value="27.8810408921933" calcext:value-type="float">
            <text:p>27,88</text:p>
          </table:table-cell>
          <table:table-cell table:number-columns-repeated="2"/>
          <table:table-cell table:formula="of:=COM.MICROSOFT.NORM.DIST([.E3];[.$E$13];[.$E$15];TRUE())" office:value-type="float" office:value="0.436944341454939" calcext:value-type="float">
            <text:p>0,44</text:p>
          </table:table-cell>
          <table:table-cell table:formula="of:=COM.MICROSOFT.NORM.DIST([.F3];[.$F$13];[.$F$15];TRUE())" office:value-type="float" office:value="0.815129198813557" calcext:value-type="float">
            <text:p>0,82</text:p>
          </table:table-cell>
          <table:table-cell table:style-name="ce15" table:formula="of:=COM.MICROSOFT.NORM.S.INV([.I3])" office:value-type="float" office:value="-0.158721011927204" calcext:value-type="float">
            <text:p>-0,16</text:p>
          </table:table-cell>
          <table:table-cell table:style-name="ce15" table:formula="of:=COM.MICROSOFT.NORM.S.INV([.J3])" office:value-type="float" office:value="0.896957487589738" calcext:value-type="float">
            <text:p>0,90</text:p>
          </table:table-cell>
          <table:table-cell table:style-name="ce15" table:formula="of:=COM.MICROSOFT.NORM.INV([.I3];[.$E$13];[.$E$15])" office:value-type="float" office:value="2.97397769516729" calcext:value-type="float">
            <text:p>2,97</text:p>
          </table:table-cell>
          <table:table-cell table:style-name="ce15" table:formula="of:=COM.MICROSOFT.NORM.INV([.J3];[.$F$13];[.$F$15])" office:value-type="float" office:value="27.8810408921933" calcext:value-type="float">
            <text:p>27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p5.25</text:p>
          </table:table-cell>
          <table:table-cell office:value-type="float" office:value="417" calcext:value-type="float">
            <text:p>417</text:p>
          </table:table-cell>
          <table:table-cell office:value-type="float" office:value="462" calcext:value-type="float">
            <text:p>462</text:p>
          </table:table-cell>
          <table:table-cell office:value-type="float" office:value="431" calcext:value-type="float">
            <text:p>431</text:p>
          </table:table-cell>
          <table:table-cell table:formula="of:=(([.B4]-[.D4])/[.D4])*100" office:value-type="float" office:value="-3.24825986078886" calcext:value-type="float">
            <text:p>-3,25</text:p>
          </table:table-cell>
          <table:table-cell table:formula="of:=(([.C4]-[.D4])/[.D4])*100" office:value-type="float" office:value="7.19257540603248" calcext:value-type="float">
            <text:p>7,19</text:p>
          </table:table-cell>
          <table:table-cell table:number-columns-repeated="2"/>
          <table:table-cell table:formula="of:=COM.MICROSOFT.NORM.DIST([.E4];[.$E$13];[.$E$15];TRUE())" office:value-type="float" office:value="0.260255968565225" calcext:value-type="float">
            <text:p>0,26</text:p>
          </table:table-cell>
          <table:table-cell table:formula="of:=COM.MICROSOFT.NORM.DIST([.F4];[.$F$13];[.$F$15];TRUE())" office:value-type="float" office:value="0.299903551270518" calcext:value-type="float">
            <text:p>0,30</text:p>
          </table:table-cell>
          <table:table-cell table:style-name="ce15" table:formula="of:=COM.MICROSOFT.NORM.S.INV([.I4])" office:value-type="float" office:value="-0.642556468647565" calcext:value-type="float">
            <text:p>-0,64</text:p>
          </table:table-cell>
          <table:table-cell table:style-name="ce15" table:formula="of:=COM.MICROSOFT.NORM.S.INV([.J4])" office:value-type="float" office:value="-0.524677929433358" calcext:value-type="float">
            <text:p>-0,52</text:p>
          </table:table-cell>
          <table:table-cell table:style-name="ce15" table:formula="of:=COM.MICROSOFT.NORM.INV([.I4];[.$E$13];[.$E$15])" office:value-type="float" office:value="-3.24825986078886" calcext:value-type="float">
            <text:p>-3,25</text:p>
          </table:table-cell>
          <table:table-cell table:style-name="ce15" table:formula="of:=COM.MICROSOFT.NORM.INV([.J4];[.$F$13];[.$F$15])" office:value-type="float" office:value="7.19257540603248" calcext:value-type="float">
            <text:p>7,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p5.30</text:p>
          </table:table-cell>
          <table:table-cell office:value-type="float" office:value="404" calcext:value-type="float">
            <text:p>404</text:p>
          </table:table-cell>
          <table:table-cell office:value-type="float" office:value="466" calcext:value-type="float">
            <text:p>466</text:p>
          </table:table-cell>
          <table:table-cell office:value-type="float" office:value="415" calcext:value-type="float">
            <text:p>415</text:p>
          </table:table-cell>
          <table:table-cell table:formula="of:=(([.B5]-[.D5])/[.D5])*100" office:value-type="float" office:value="-2.65060240963855" calcext:value-type="float">
            <text:p>-2,65</text:p>
          </table:table-cell>
          <table:table-cell table:formula="of:=(([.C5]-[.D5])/[.D5])*100" office:value-type="float" office:value="12.289156626506" calcext:value-type="float">
            <text:p>12,29</text:p>
          </table:table-cell>
          <table:table-cell table:number-columns-repeated="2"/>
          <table:table-cell table:formula="of:=COM.MICROSOFT.NORM.DIST([.E5];[.$E$13];[.$E$15];TRUE())" office:value-type="float" office:value="0.275559831326853" calcext:value-type="float">
            <text:p>0,28</text:p>
          </table:table-cell>
          <table:table-cell table:formula="of:=COM.MICROSOFT.NORM.DIST([.F5];[.$F$13];[.$F$15];TRUE())" office:value-type="float" office:value="0.430752149579753" calcext:value-type="float">
            <text:p>0,43</text:p>
          </table:table-cell>
          <table:table-cell table:style-name="ce15" table:formula="of:=COM.MICROSOFT.NORM.S.INV([.I5])" office:value-type="float" office:value="-0.596083176164086" calcext:value-type="float">
            <text:p>-0,60</text:p>
          </table:table-cell>
          <table:table-cell table:style-name="ce15" table:formula="of:=COM.MICROSOFT.NORM.S.INV([.J5])" office:value-type="float" office:value="-0.174459573528387" calcext:value-type="float">
            <text:p>-0,17</text:p>
          </table:table-cell>
          <table:table-cell table:style-name="ce15" table:formula="of:=COM.MICROSOFT.NORM.INV([.I5];[.$E$13];[.$E$15])" office:value-type="float" office:value="-2.65060240963855" calcext:value-type="float">
            <text:p>-2,65</text:p>
          </table:table-cell>
          <table:table-cell table:style-name="ce15" table:formula="of:=COM.MICROSOFT.NORM.INV([.J5];[.$F$13];[.$F$15])" office:value-type="float" office:value="12.289156626506" calcext:value-type="float">
            <text:p>12,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p5.30-2</text:p>
          </table:table-cell>
          <table:table-cell office:value-type="float" office:value="409" calcext:value-type="float">
            <text:p>409</text:p>
          </table:table-cell>
          <table:table-cell office:value-type="float" office:value="464" calcext:value-type="float">
            <text:p>464</text:p>
          </table:table-cell>
          <table:table-cell office:value-type="float" office:value="415" calcext:value-type="float">
            <text:p>415</text:p>
          </table:table-cell>
          <table:table-cell table:formula="of:=(([.B6]-[.D6])/[.D6])*100" office:value-type="float" office:value="-1.44578313253012" calcext:value-type="float">
            <text:p>-1,45</text:p>
          </table:table-cell>
          <table:table-cell table:formula="of:=(([.C6]-[.D6])/[.D6])*100" office:value-type="float" office:value="11.8072289156627" calcext:value-type="float">
            <text:p>11,81</text:p>
          </table:table-cell>
          <table:table-cell table:number-columns-repeated="2"/>
          <table:table-cell table:formula="of:=COM.MICROSOFT.NORM.DIST([.E6];[.$E$13];[.$E$15];TRUE())" office:value-type="float" office:value="0.307693954643361" calcext:value-type="float">
            <text:p>0,31</text:p>
          </table:table-cell>
          <table:table-cell table:formula="of:=COM.MICROSOFT.NORM.DIST([.F6];[.$F$13];[.$F$15];TRUE())" office:value-type="float" office:value="0.417780070714552" calcext:value-type="float">
            <text:p>0,42</text:p>
          </table:table-cell>
          <table:table-cell table:style-name="ce15" table:formula="of:=COM.MICROSOFT.NORM.S.INV([.I6])" office:value-type="float" office:value="-0.502397539773163" calcext:value-type="float">
            <text:p>-0,50</text:p>
          </table:table-cell>
          <table:table-cell table:style-name="ce15" table:formula="of:=COM.MICROSOFT.NORM.S.INV([.J6])" office:value-type="float" office:value="-0.207575877037611" calcext:value-type="float">
            <text:p>-0,21</text:p>
          </table:table-cell>
          <table:table-cell table:style-name="ce15" table:formula="of:=COM.MICROSOFT.NORM.INV([.I6];[.$E$13];[.$E$15])" office:value-type="float" office:value="-1.44578313253012" calcext:value-type="float">
            <text:p>-1,45</text:p>
          </table:table-cell>
          <table:table-cell table:style-name="ce15" table:formula="of:=COM.MICROSOFT.NORM.INV([.J6];[.$F$13];[.$F$15])" office:value-type="float" office:value="11.8072289156627" calcext:value-type="float">
            <text:p>11,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p8.24</text:p>
          </table:table-cell>
          <table:table-cell office:value-type="float" office:value="426" calcext:value-type="float">
            <text:p>426</text:p>
          </table:table-cell>
          <table:table-cell office:value-type="float" office:value="433" calcext:value-type="float">
            <text:p>433</text:p>
          </table:table-cell>
          <table:table-cell office:value-type="float" office:value="398" calcext:value-type="float">
            <text:p>398</text:p>
          </table:table-cell>
          <table:table-cell table:formula="of:=(([.B7]-[.D7])/[.D7])*100" office:value-type="float" office:value="7.03517587939699" calcext:value-type="float">
            <text:p>7,04</text:p>
          </table:table-cell>
          <table:table-cell table:formula="of:=(([.C7]-[.D7])/[.D7])*100" office:value-type="float" office:value="8.79396984924623" calcext:value-type="float">
            <text:p>8,79</text:p>
          </table:table-cell>
          <table:table-cell table:number-columns-repeated="2"/>
          <table:table-cell table:formula="of:=COM.MICROSOFT.NORM.DIST([.E7];[.$E$13];[.$E$15];TRUE())" office:value-type="float" office:value="0.562406741923588" calcext:value-type="float">
            <text:p>0,56</text:p>
          </table:table-cell>
          <table:table-cell table:formula="of:=COM.MICROSOFT.NORM.DIST([.F7];[.$F$13];[.$F$15];TRUE())" office:value-type="float" office:value="0.339204202112389" calcext:value-type="float">
            <text:p>0,34</text:p>
          </table:table-cell>
          <table:table-cell table:style-name="ce15" table:formula="of:=COM.MICROSOFT.NORM.S.INV([.I7])" office:value-type="float" office:value="0.15707401528415" calcext:value-type="float">
            <text:p>0,16</text:p>
          </table:table-cell>
          <table:table-cell table:style-name="ce15" table:formula="of:=COM.MICROSOFT.NORM.S.INV([.J7])" office:value-type="float" office:value="-0.414635980762997" calcext:value-type="float">
            <text:p>-0,41</text:p>
          </table:table-cell>
          <table:table-cell table:style-name="ce15" table:formula="of:=COM.MICROSOFT.NORM.INV([.I7];[.$E$13];[.$E$15])" office:value-type="float" office:value="7.03517587939699" calcext:value-type="float">
            <text:p>7,04</text:p>
          </table:table-cell>
          <table:table-cell table:style-name="ce15" table:formula="of:=COM.MICROSOFT.NORM.INV([.J7];[.$F$13];[.$F$15])" office:value-type="float" office:value="8.79396984924623" calcext:value-type="float">
            <text:p>8,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p8.24-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84" calcext:value-type="float">
            <text:p>384</text:p>
          </table:table-cell>
          <table:table-cell table:formula="of:=(([.B8]-[.D8])/[.D8])*100" office:value-type="float" office:value="2.34375" calcext:value-type="float">
            <text:p>2,34</text:p>
          </table:table-cell>
          <table:table-cell table:formula="of:=(([.C8]-[.D8])/[.D8])*100" office:value-type="float" office:value="2.60416666666667" calcext:value-type="float">
            <text:p>2,60</text:p>
          </table:table-cell>
          <table:table-cell table:number-columns-repeated="2"/>
          <table:table-cell table:formula="of:=COM.MICROSOFT.NORM.DIST([.E8];[.$E$13];[.$E$15];TRUE())" office:value-type="float" office:value="0.417721092043253" calcext:value-type="float">
            <text:p>0,42</text:p>
          </table:table-cell>
          <table:table-cell table:formula="of:=COM.MICROSOFT.NORM.DIST([.F8];[.$F$13];[.$F$15];TRUE())" office:value-type="float" office:value="0.200460770880553" calcext:value-type="float">
            <text:p>0,20</text:p>
          </table:table-cell>
          <table:table-cell table:style-name="ce15" table:formula="of:=COM.MICROSOFT.NORM.S.INV([.I8])" office:value-type="float" office:value="-0.207726936562337" calcext:value-type="float">
            <text:p>-0,21</text:p>
          </table:table-cell>
          <table:table-cell table:style-name="ce15" table:formula="of:=COM.MICROSOFT.NORM.S.INV([.J8])" office:value-type="float" office:value="-0.839976537540576" calcext:value-type="float">
            <text:p>-0,84</text:p>
          </table:table-cell>
          <table:table-cell table:style-name="ce15" table:formula="of:=COM.MICROSOFT.NORM.INV([.I8];[.$E$13];[.$E$15])" office:value-type="float" office:value="2.34375" calcext:value-type="float">
            <text:p>2,34</text:p>
          </table:table-cell>
          <table:table-cell table:style-name="ce15" table:formula="of:=COM.MICROSOFT.NORM.INV([.J8];[.$F$13];[.$F$15])" office:value-type="float" office:value="2.60416666666667" calcext:value-type="float">
            <text:p>2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p10.40</text:p>
          </table:table-cell>
          <table:table-cell office:value-type="float" office:value="643" calcext:value-type="float">
            <text:p>643</text:p>
          </table:table-cell>
          <table:table-cell office:value-type="float" office:value="684" calcext:value-type="float">
            <text:p>684</text:p>
          </table:table-cell>
          <table:table-cell office:value-type="float" office:value="628" calcext:value-type="float">
            <text:p>628</text:p>
          </table:table-cell>
          <table:table-cell table:formula="of:=(([.B9]-[.D9])/[.D9])*100" office:value-type="float" office:value="2.38853503184713" calcext:value-type="float">
            <text:p>2,39</text:p>
          </table:table-cell>
          <table:table-cell table:formula="of:=(([.C9]-[.D9])/[.D9])*100" office:value-type="float" office:value="8.9171974522293" calcext:value-type="float">
            <text:p>8,92</text:p>
          </table:table-cell>
          <table:table-cell table:number-columns-repeated="2"/>
          <table:table-cell table:formula="of:=COM.MICROSOFT.NORM.DIST([.E9];[.$E$13];[.$E$15];TRUE())" office:value-type="float" office:value="0.419081221556133" calcext:value-type="float">
            <text:p>0,42</text:p>
          </table:table-cell>
          <table:table-cell table:formula="of:=COM.MICROSOFT.NORM.DIST([.F9];[.$F$13];[.$F$15];TRUE())" office:value-type="float" office:value="0.3423094970631" calcext:value-type="float">
            <text:p>0,34</text:p>
          </table:table-cell>
          <table:table-cell table:style-name="ce15" table:formula="of:=COM.MICROSOFT.NORM.S.INV([.I9])" office:value-type="float" office:value="-0.204244493768547" calcext:value-type="float">
            <text:p>-0,20</text:p>
          </table:table-cell>
          <table:table-cell table:style-name="ce15" table:formula="of:=COM.MICROSOFT.NORM.S.INV([.J9])" office:value-type="float" office:value="-0.406168232158211" calcext:value-type="float">
            <text:p>-0,41</text:p>
          </table:table-cell>
          <table:table-cell table:style-name="ce15" table:formula="of:=COM.MICROSOFT.NORM.INV([.I9];[.$E$13];[.$E$15])" office:value-type="float" office:value="2.38853503184713" calcext:value-type="float">
            <text:p>2,39</text:p>
          </table:table-cell>
          <table:table-cell table:style-name="ce15" table:formula="of:=COM.MICROSOFT.NORM.INV([.J9];[.$F$13];[.$F$15])" office:value-type="float" office:value="8.9171974522293" calcext:value-type="float">
            <text:p>8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p10.50</text:p>
          </table:table-cell>
          <table:table-cell office:value-type="float" office:value="591" calcext:value-type="float">
            <text:p>591</text:p>
          </table:table-cell>
          <table:table-cell office:value-type="float" office:value="629" calcext:value-type="float">
            <text:p>629</text:p>
          </table:table-cell>
          <table:table-cell office:value-type="float" office:value="576" calcext:value-type="float">
            <text:p>576</text:p>
          </table:table-cell>
          <table:table-cell table:formula="of:=(([.B10]-[.D10])/[.D10])*100" office:value-type="float" office:value="2.60416666666667" calcext:value-type="float">
            <text:p>2,60</text:p>
          </table:table-cell>
          <table:table-cell table:formula="of:=(([.C10]-[.D10])/[.D10])*100" office:value-type="float" office:value="9.20138888888889" calcext:value-type="float">
            <text:p>9,20</text:p>
          </table:table-cell>
          <table:table-cell table:number-columns-repeated="2"/>
          <table:table-cell table:formula="of:=COM.MICROSOFT.NORM.DIST([.E10];[.$E$13];[.$E$15];TRUE())" office:value-type="float" office:value="0.425643258423115" calcext:value-type="float">
            <text:p>0,43</text:p>
          </table:table-cell>
          <table:table-cell table:formula="of:=COM.MICROSOFT.NORM.DIST([.F10];[.$F$13];[.$F$15];TRUE())" office:value-type="float" office:value="0.349511503839499" calcext:value-type="float">
            <text:p>0,35</text:p>
          </table:table-cell>
          <table:table-cell table:style-name="ce15" table:formula="of:=COM.MICROSOFT.NORM.S.INV([.I10])" office:value-type="float" office:value="-0.187477176613258" calcext:value-type="float">
            <text:p>-0,19</text:p>
          </table:table-cell>
          <table:table-cell table:style-name="ce15" table:formula="of:=COM.MICROSOFT.NORM.S.INV([.J10])" office:value-type="float" office:value="-0.386639639675593" calcext:value-type="float">
            <text:p>-0,39</text:p>
          </table:table-cell>
          <table:table-cell table:style-name="ce15" table:formula="of:=COM.MICROSOFT.NORM.INV([.I10];[.$E$13];[.$E$15])" office:value-type="float" office:value="2.60416666666667" calcext:value-type="float">
            <text:p>2,60</text:p>
          </table:table-cell>
          <table:table-cell table:style-name="ce15" table:formula="of:=COM.MICROSOFT.NORM.INV([.J10];[.$F$13];[.$F$15])" office:value-type="float" office:value="9.20138888888889" calcext:value-type="float">
            <text:p>9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p10.60</text:p>
          </table:table-cell>
          <table:table-cell office:value-type="float" office:value="981" calcext:value-type="float">
            <text:p>981</text:p>
          </table:table-cell>
          <table:table-cell office:value-type="float" office:value="1059" calcext:value-type="float">
            <text:p>1059</text:p>
          </table:table-cell>
          <table:table-cell office:value-type="float" office:value="698" calcext:value-type="float">
            <text:p>698</text:p>
          </table:table-cell>
          <table:table-cell table:formula="of:=(([.B11]-[.D11])/[.D11])*100" office:value-type="float" office:value="40.5444126074499" calcext:value-type="float">
            <text:p>40,54</text:p>
          </table:table-cell>
          <table:table-cell table:formula="of:=(([.C11]-[.D11])/[.D11])*100" office:value-type="float" office:value="51.7191977077364" calcext:value-type="float">
            <text:p>51,72</text:p>
          </table:table-cell>
          <table:table-cell table:number-columns-repeated="2"/>
          <table:table-cell table:formula="of:=COM.MICROSOFT.NORM.DIST([.E11];[.$E$13];[.$E$15];TRUE())" office:value-type="float" office:value="0.997133916224625" calcext:value-type="float">
            <text:p>1,00</text:p>
          </table:table-cell>
          <table:table-cell table:formula="of:=COM.MICROSOFT.NORM.DIST([.F11];[.$F$13];[.$F$15];TRUE())" office:value-type="float" office:value="0.994378085209512" calcext:value-type="float">
            <text:p>0,99</text:p>
          </table:table-cell>
          <table:table-cell table:style-name="ce15" table:formula="of:=COM.MICROSOFT.NORM.S.INV([.I11])" office:value-type="float" office:value="2.76272137459279" calcext:value-type="float">
            <text:p>2,76</text:p>
          </table:table-cell>
          <table:table-cell table:style-name="ce15" table:formula="of:=COM.MICROSOFT.NORM.S.INV([.J11])" office:value-type="float" office:value="2.53502813271304" calcext:value-type="float">
            <text:p>2,54</text:p>
          </table:table-cell>
          <table:table-cell table:style-name="ce15" table:formula="of:=COM.MICROSOFT.NORM.INV([.I11];[.$E$13];[.$E$15])" office:value-type="float" office:value="40.5444126074499" calcext:value-type="float">
            <text:p>40,54</text:p>
          </table:table-cell>
          <table:table-cell table:style-name="ce15" table:formula="of:=COM.MICROSOFT.NORM.INV([.J11];[.$F$13];[.$F$15])" office:value-type="float" office:value="51.7191977077364" calcext:value-type="float">
            <text:p>51,72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3"/>
          <table:table-cell table:style-name="ce8" table:number-columns-repeated="6"/>
          <table:table-cell table:number-columns-repeated="6"/>
        </table:table-row>
        <table:table-row table:style-name="ro3">
          <table:table-cell table:style-name="ce2" office:value-type="string" calcext:value-type="string">
            <text:p>Media</text:p>
          </table:table-cell>
          <table:table-cell table:style-name="ce9" table:formula="of:=AVERAGE([.B2:.B11])" office:value-type="float" office:value="479.4" calcext:value-type="float">
            <text:p>479,40</text:p>
          </table:table-cell>
          <table:table-cell table:style-name="ce9" table:formula="of:=AVERAGE([.C2:.C11])" office:value-type="float" office:value="520.9" calcext:value-type="float">
            <text:p>520,90</text:p>
          </table:table-cell>
          <table:table-cell table:style-name="ce9"/>
          <table:table-cell table:style-name="ce9" table:formula="of:=AVERAGE([.E2:.E11])" office:value-type="float" office:value="5.01516716901688" calcext:value-type="float">
            <text:p>5,02</text:p>
          </table:table-cell>
          <table:table-cell table:style-name="ce9" table:formula="of:=AVERAGE([.F2:.F11])" office:value-type="float" office:value="14.8279938153193" calcext:value-type="float">
            <text:p>14,83</text:p>
          </table:table-cell>
          <table:table-cell table:number-columns-repeated="2"/>
          <table:table-cell table:style-name="ce8" table:number-columns-repeated="2"/>
          <table:table-cell table:number-columns-repeated="6"/>
        </table:table-row>
        <table:table-row table:style-name="ro3">
          <table:table-cell table:style-name="ce3"/>
          <table:table-cell table:style-name="ce10" table:number-columns-repeated="3"/>
          <table:table-cell table:style-name="ce11" table:number-columns-repeated="2"/>
          <table:table-cell table:style-name="ce15"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Deviazione Standard</text:p>
          </table:table-cell>
          <table:table-cell table:style-name="ce11" table:formula="of:=STDEV([.B2:.B11])" office:value-type="float" office:value="212.889225237498" calcext:value-type="float">
            <text:p>212,89</text:p>
          </table:table-cell>
          <table:table-cell table:style-name="ce11" table:formula="of:=STDEV([.C2:.C11])" office:value-type="float" office:value="224.510059165879" calcext:value-type="float">
            <text:p>224,51</text:p>
          </table:table-cell>
          <table:table-cell table:style-name="ce11"/>
          <table:table-cell table:style-name="ce11" table:formula="of:=STDEV([.E2:.E11])" office:value-type="float" office:value="12.8602347544619" calcext:value-type="float">
            <text:p>12,86</text:p>
          </table:table-cell>
          <table:table-cell table:style-name="ce11" table:formula="of:=STDEV([.F2:.F11])" office:value-type="float" office:value="14.5525816523919" calcext:value-type="float">
            <text:p>14,55</text:p>
          </table:table-cell>
          <table:table-cell table:style-name="ce15" table:number-columns-repeated="2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Numerosità campione</text:p>
          </table:table-cell>
          <table:table-cell table:style-name="Default" table:formula="of:=COUNT([.B2:.B11])" office:value-type="float" office:value="10" calcext:value-type="float">
            <text:p>10</text:p>
          </table:table-cell>
          <table:table-cell table:style-name="Default" table:formula="of:=COUNT([.C2:.C11])" office:value-type="float" office:value="10" calcext:value-type="float">
            <text:p>10</text:p>
          </table:table-cell>
          <table:table-cell table:style-name="Default" table:number-columns-repeated="7"/>
          <table:table-cell table:number-columns-repeated="6"/>
        </table:table-row>
        <table:table-row table:style-name="ro1">
          <table:table-cell table:style-name="ce5" office:value-type="string" calcext:value-type="string">
            <text:p>Gradi di libertà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5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5" office:value-type="string" calcext:value-type="string">
            <text:p>Diff Medie</text:p>
          </table:table-cell>
          <table:table-cell table:style-name="ce12" table:formula="of:=ABS([.B13]-[.C13])" office:value-type="float" office:value="41.5" calcext:value-type="float">
            <text:p>41,5</text:p>
          </table:table-cell>
          <table:table-cell table:style-name="ce12" table:number-columns-repeated="5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3"/>
          <table:table-cell table:style-name="Default"/>
          <table:table-cell table:style-name="ce12" table:number-columns-repeated="5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ce6" office:value-type="string" calcext:value-type="string">
            <text:p>t Student</text:p>
          </table:table-cell>
          <table:table-cell table:style-name="ce13" table:formula="of:=[.B19]/SQRT((([.B17]-1)*[.B15]^2+([.C17]-1)*[.C15]^2)/([.B17]+[.C17]-2)*(([.B17]+[.C17])/([.B17]*[.C17])))" office:value-type="float" office:value="0.424162045658375" calcext:value-type="float">
            <text:p>0,424162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5" office:value-type="string" calcext:value-type="string">
            <text:p>Livello Signif.</text:p>
          </table:table-cell>
          <table:table-cell table:style-name="ce10" table:formula="of:=LEGACY.TDIST([.B21];[.B18];2)" office:value-type="float" office:value="0.67647370710908" calcext:value-type="float">
            <text:p>0,6764737071</text:p>
          </table:table-cell>
          <table:table-cell table:style-name="Default" table:number-columns-repeated="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/00/0000</text:date>, <text:time style:data-style-name="N2" text:time-value="21:46:14.93887552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0:25:12.949687651</meta:creation-date>
    <dc:date>2015-01-11T23:05:27.142960444</dc:date>
    <meta:editing-duration>PT24M39S</meta:editing-duration>
    <meta:editing-cycles>4</meta:editing-cycles>
    <meta:generator>LibreOffice/4.3.5.2.0$Linux_X86_64 LibreOffice_project/430m0$Build-2</meta:generator>
    <meta:document-statistic meta:table-count="1" meta:cell-count="1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37cm" svg:height="9.616cm" xlink:href=".." xlink:type="simple" chart:class="chart:scatter" chart:style-name="ch1">
        <chart:subtitle svg:x="0cm" svg:y="0cm" chart:style-name="ch2">
          <text:p/>
        </chart:subtitle>
        <chart:legend chart:legend-position="end" svg:x="12.591cm" svg:y="3.762cm" style:legend-expansion="high" chart:style-name="ch3"/>
        <chart:plot-area chart:style-name="ch4" table:cell-range-address="Foglio1.K2:Foglio1.K11 Foglio1.E2:Foglio1.F11 Foglio1.M2:Foglio1.N11" chart:data-source-has-labels="both" svg:x="0.306cm" svg:y="0.192cm" svg:width="11.979cm" svg:height="9.232cm">
          <chartooo:coordinate-region svg:x="0.691cm" svg:y="0.391cm" svg:width="11.262cm" svg:height="8.834cm"/>
          <chart:axis chart:dimension="x" chart:name="primary-x" chart:style-name="ch5" chartooo:axis-type="auto">
            <chart:categories table:cell-range-address="Foglio1.K3:Foglio1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E2:Foglio1.E11" loext:label-string="valori_ts" chart:class="chart:scatter">
            <chart:domain table:cell-range-address="Foglio1.K2:Foglio1.K11"/>
            <chart:data-point chart:repeated="10"/>
          </chart:series>
          <chart:series chart:style-name="ch8" chart:values-cell-range-address="Foglio1.M2:Foglio1.M11" loext:label-string="attesi_ts" chart:class="chart:scatter">
            <chart:data-point chart:repeated="10"/>
          </chart:series>
          <chart:series chart:style-name="ch9" chart:values-cell-range-address="Foglio1.F2:Foglio1.F11" loext:label-string="valori_sa" chart:class="chart:scatter">
            <chart:domain table:cell-range-address="Foglio1.L2:Foglio1.L11"/>
            <chart:data-point chart:repeated="10"/>
          </chart:series>
          <chart:series chart:style-name="ch10" chart:values-cell-range-address="Foglio1.N2:Foglio1.N11" loext:label-string="attesi_sa" chart:class="chart:scatter">
            <chart:domain table:cell-range-address="Foglio1.L2:Foglio1.L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K</text:p>
              </table:table-cell>
              <table:table-cell office:value-type="string">
                <text:p>valori_ts</text:p>
              </table:table-cell>
              <table:table-cell office:value-type="string">
                <text:p>attesi_ts</text:p>
              </table:table-cell>
              <table:table-cell office:value-type="string">
                <text:p>Colonna L</text:p>
              </table:table-cell>
              <table:table-cell office:value-type="string">
                <text:p>valori_sa</text:p>
              </table:table-cell>
              <table:table-cell office:value-type="string">
                <text:p>Colonna L</text:p>
              </table:table-cell>
              <table:table-cell office:value-type="string">
                <text:p>attesi_sa</text:p>
              </table:table-cell>
            </table:table-row>
          </table:table-header-rows>
          <table:table-rows>
            <table:table-row>
              <table:table-cell office:value-type="float" office:value="-0.158721011927204">
                <text:p>-0</text:p>
                <draw:g>
                  <svg:desc>Foglio1.K3:Foglio1.K11</svg:desc>
                </draw:g>
              </table:table-cell>
              <table:table-cell office:value-type="float" office:value="-0.420588586420774">
                <text:p>-0.420588586420774</text:p>
                <draw:g>
                  <svg:desc>Foglio1.K2:Foglio1.K11</svg:desc>
                </draw:g>
              </table:table-cell>
              <table:table-cell office:value-type="float" office:value="-0.393700787401575">
                <text:p>-0.393700787401575</text:p>
                <draw:g>
                  <svg:desc>Foglio1.E2:Foglio1.E11</svg:desc>
                </draw:g>
              </table:table-cell>
              <table:table-cell office:value-type="float" office:value="-0.393700787401573">
                <text:p>-0.393700787401573</text:p>
                <draw:g>
                  <svg:desc>Foglio1.M2:Foglio1.M11</svg:desc>
                </draw:g>
              </table:table-cell>
              <table:table-cell office:value-type="float" office:value="-0.47785185016604">
                <text:p>-0.47785185016604</text:p>
                <draw:g>
                  <svg:desc>Foglio1.L2:Foglio1.L11</svg:desc>
                </draw:g>
              </table:table-cell>
              <table:table-cell office:value-type="float" office:value="7.8740157480315">
                <text:p>7.8740157480315</text:p>
                <draw:g>
                  <svg:desc>Foglio1.F2:Foglio1.F11</svg:desc>
                </draw:g>
              </table:table-cell>
              <table:table-cell office:value-type="float" office:value="-0.47785185016604">
                <text:p>-0.47785185016604</text:p>
                <draw:g>
                  <svg:desc>Foglio1.L2:Foglio1.L11</svg:desc>
                </draw:g>
              </table:table-cell>
              <table:table-cell office:value-type="float" office:value="7.8740157480315">
                <text:p>7.8740157480315</text:p>
                <draw:g>
                  <svg:desc>Foglio1.N2:Foglio1.N11</svg:desc>
                </draw:g>
              </table:table-cell>
            </table:table-row>
            <table:table-row>
              <table:table-cell office:value-type="float" office:value="-0.642556468647565">
                <text:p>-0</text:p>
              </table:table-cell>
              <table:table-cell office:value-type="float" office:value="-0.158721011927204">
                <text:p>-0.158721011927204</text:p>
              </table:table-cell>
              <table:table-cell office:value-type="float" office:value="2.97397769516729">
                <text:p>2.97397769516729</text:p>
              </table:table-cell>
              <table:table-cell office:value-type="float" office:value="2.97397769516729">
                <text:p>2.97397769516729</text:p>
              </table:table-cell>
              <table:table-cell office:value-type="float" office:value="0.896957487589738">
                <text:p>0.896957487589738</text:p>
              </table:table-cell>
              <table:table-cell office:value-type="float" office:value="27.8810408921933">
                <text:p>27.8810408921933</text:p>
              </table:table-cell>
              <table:table-cell office:value-type="float" office:value="0.896957487589738">
                <text:p>0.896957487589738</text:p>
              </table:table-cell>
              <table:table-cell office:value-type="float" office:value="27.8810408921933">
                <text:p>27.8810408921933</text:p>
              </table:table-cell>
            </table:table-row>
            <table:table-row>
              <table:table-cell office:value-type="float" office:value="-0.596083176164086">
                <text:p>-0</text:p>
              </table:table-cell>
              <table:table-cell office:value-type="float" office:value="-0.642556468647565">
                <text:p>-0.642556468647565</text:p>
              </table:table-cell>
              <table:table-cell office:value-type="float" office:value="-3.24825986078886">
                <text:p>-3.24825986078886</text:p>
              </table:table-cell>
              <table:table-cell office:value-type="float" office:value="-3.24825986078886">
                <text:p>-3.24825986078886</text:p>
              </table:table-cell>
              <table:table-cell office:value-type="float" office:value="-0.524677929433358">
                <text:p>-0.524677929433358</text:p>
              </table:table-cell>
              <table:table-cell office:value-type="float" office:value="7.19257540603248">
                <text:p>7.19257540603248</text:p>
              </table:table-cell>
              <table:table-cell office:value-type="float" office:value="-0.524677929433358">
                <text:p>-0.524677929433358</text:p>
              </table:table-cell>
              <table:table-cell office:value-type="float" office:value="7.19257540603248">
                <text:p>7.19257540603248</text:p>
              </table:table-cell>
            </table:table-row>
            <table:table-row>
              <table:table-cell office:value-type="float" office:value="-0.502397539773163">
                <text:p>-0</text:p>
              </table:table-cell>
              <table:table-cell office:value-type="float" office:value="-0.596083176164086">
                <text:p>-0.596083176164086</text:p>
              </table:table-cell>
              <table:table-cell office:value-type="float" office:value="-2.65060240963855">
                <text:p>-2.65060240963855</text:p>
              </table:table-cell>
              <table:table-cell office:value-type="float" office:value="-2.65060240963855">
                <text:p>-2.65060240963855</text:p>
              </table:table-cell>
              <table:table-cell office:value-type="float" office:value="-0.174459573528387">
                <text:p>-0.174459573528387</text:p>
              </table:table-cell>
              <table:table-cell office:value-type="float" office:value="12.289156626506">
                <text:p>12.289156626506</text:p>
              </table:table-cell>
              <table:table-cell office:value-type="float" office:value="-0.174459573528387">
                <text:p>-0.174459573528387</text:p>
              </table:table-cell>
              <table:table-cell office:value-type="float" office:value="12.289156626506">
                <text:p>12.289156626506</text:p>
              </table:table-cell>
            </table:table-row>
            <table:table-row>
              <table:table-cell office:value-type="float" office:value="0.15707401528415">
                <text:p>0</text:p>
              </table:table-cell>
              <table:table-cell office:value-type="float" office:value="-0.502397539773163">
                <text:p>-0.502397539773163</text:p>
              </table:table-cell>
              <table:table-cell office:value-type="float" office:value="-1.44578313253012">
                <text:p>-1.44578313253012</text:p>
              </table:table-cell>
              <table:table-cell office:value-type="float" office:value="-1.44578313253012">
                <text:p>-1.44578313253012</text:p>
              </table:table-cell>
              <table:table-cell office:value-type="float" office:value="-0.207575877037611">
                <text:p>-0.207575877037611</text:p>
              </table:table-cell>
              <table:table-cell office:value-type="float" office:value="11.8072289156627">
                <text:p>11.8072289156627</text:p>
              </table:table-cell>
              <table:table-cell office:value-type="float" office:value="-0.207575877037611">
                <text:p>-0.207575877037611</text:p>
              </table:table-cell>
              <table:table-cell office:value-type="float" office:value="11.8072289156627">
                <text:p>11.8072289156627</text:p>
              </table:table-cell>
            </table:table-row>
            <table:table-row>
              <table:table-cell office:value-type="float" office:value="-0.207726936562337">
                <text:p>-0</text:p>
              </table:table-cell>
              <table:table-cell office:value-type="float" office:value="0.15707401528415">
                <text:p>0.15707401528415</text:p>
              </table:table-cell>
              <table:table-cell office:value-type="float" office:value="7.03517587939699">
                <text:p>7.03517587939699</text:p>
              </table:table-cell>
              <table:table-cell office:value-type="float" office:value="7.03517587939699">
                <text:p>7.03517587939699</text:p>
              </table:table-cell>
              <table:table-cell office:value-type="float" office:value="-0.414635980762997">
                <text:p>-0.414635980762997</text:p>
              </table:table-cell>
              <table:table-cell office:value-type="float" office:value="8.79396984924623">
                <text:p>8.79396984924623</text:p>
              </table:table-cell>
              <table:table-cell office:value-type="float" office:value="-0.414635980762997">
                <text:p>-0.414635980762997</text:p>
              </table:table-cell>
              <table:table-cell office:value-type="float" office:value="8.79396984924623">
                <text:p>8.79396984924623</text:p>
              </table:table-cell>
            </table:table-row>
            <table:table-row>
              <table:table-cell office:value-type="float" office:value="-0.204244493768547">
                <text:p>-0</text:p>
              </table:table-cell>
              <table:table-cell office:value-type="float" office:value="-0.207726936562337">
                <text:p>-0.207726936562337</text:p>
              </table:table-cell>
              <table:table-cell office:value-type="float" office:value="2.34375">
                <text:p>2.34375</text:p>
              </table:table-cell>
              <table:table-cell office:value-type="float" office:value="2.34375">
                <text:p>2.34375</text:p>
              </table:table-cell>
              <table:table-cell office:value-type="float" office:value="-0.839976537540576">
                <text:p>-0.839976537540576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-0.839976537540576">
                <text:p>-0.839976537540576</text:p>
              </table:table-cell>
              <table:table-cell office:value-type="float" office:value="2.60416666666667">
                <text:p>2.60416666666667</text:p>
              </table:table-cell>
            </table:table-row>
            <table:table-row>
              <table:table-cell office:value-type="float" office:value="-0.187477176613258">
                <text:p>-0</text:p>
              </table:table-cell>
              <table:table-cell office:value-type="float" office:value="-0.204244493768547">
                <text:p>-0.204244493768547</text:p>
              </table:table-cell>
              <table:table-cell office:value-type="float" office:value="2.38853503184713">
                <text:p>2.38853503184713</text:p>
              </table:table-cell>
              <table:table-cell office:value-type="float" office:value="2.38853503184713">
                <text:p>2.38853503184713</text:p>
              </table:table-cell>
              <table:table-cell office:value-type="float" office:value="-0.406168232158211">
                <text:p>-0.406168232158211</text:p>
              </table:table-cell>
              <table:table-cell office:value-type="float" office:value="8.9171974522293">
                <text:p>8.9171974522293</text:p>
              </table:table-cell>
              <table:table-cell office:value-type="float" office:value="-0.406168232158211">
                <text:p>-0.406168232158211</text:p>
              </table:table-cell>
              <table:table-cell office:value-type="float" office:value="8.9171974522293">
                <text:p>8.9171974522293</text:p>
              </table:table-cell>
            </table:table-row>
            <table:table-row>
              <table:table-cell office:value-type="float" office:value="2.76272137459279">
                <text:p/>
              </table:table-cell>
              <table:table-cell office:value-type="float" office:value="-0.187477176613258">
                <text:p>-0.187477176613258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-0.386639639675593">
                <text:p>-0.386639639675593</text:p>
              </table:table-cell>
              <table:table-cell office:value-type="float" office:value="9.20138888888889">
                <text:p>9.20138888888889</text:p>
              </table:table-cell>
              <table:table-cell office:value-type="float" office:value="-0.386639639675593">
                <text:p>-0.386639639675593</text:p>
              </table:table-cell>
              <table:table-cell office:value-type="float" office:value="9.20138888888889">
                <text:p>9.20138888888889</text:p>
              </table:table-cell>
            </table:table-row>
            <table:table-row>
              <table:table-cell office:value-type="string"/>
              <table:table-cell office:value-type="float" office:value="2.76272137459279">
                <text:p>2.76272137459279</text:p>
              </table:table-cell>
              <table:table-cell office:value-type="float" office:value="40.5444126074499">
                <text:p>40.5444126074499</text:p>
              </table:table-cell>
              <table:table-cell office:value-type="float" office:value="40.5444126074499">
                <text:p>40.5444126074499</text:p>
              </table:table-cell>
              <table:table-cell office:value-type="float" office:value="2.53502813271304">
                <text:p>2.53502813271304</text:p>
              </table:table-cell>
              <table:table-cell office:value-type="float" office:value="51.7191977077364">
                <text:p>51.7191977077364</text:p>
              </table:table-cell>
              <table:table-cell office:value-type="float" office:value="2.53502813271304">
                <text:p>2.53502813271304</text:p>
              </table:table-cell>
              <table:table-cell office:value-type="float" office:value="51.7191977077364">
                <text:p>51.7191977077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